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thPatternParserTests.checkStructure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PatternParserTests.basic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PatternParserTests.completeCapturing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PatternParserTests.toPSC(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ParserTests.separator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PatternParserTests.completeCaptureWithConstrain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PatternParserTests.captureTheRest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thPatternParserTests.assertMatches( PathPattern pp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ParserTests.computeScore( int capturedVariableCount , int wildcardCou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ParserTests.patternPropertyGetWildcardCount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thPatternParserTests.checkError( String pattern , int expectedPos , PatternMessage expectedMessage , String ... expectedInser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athPatternParserTests.noEncod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thPatternParserTests.multiwildcardPatter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PatternParserTests.assertNoMatch( PathPattern pp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ParserTests.regexPathElement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PathPatternParserTests.compare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51">
            <text:p text:style-name="Table_20_Contents">51</text:p>
          </table:table-cell>
        </table:table-row>
        <table:table-row>
          <table:table-cell office:value-type="string">
            <text:p text:style-name="Table_20_Contents">PathPatternParserTests.multipleSeparator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PathPatternParserTests.patternPropertyGetCaptureCount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thPatternParserTests.parse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athPatternParserTests.captureTheRestWithinPatternNotSupport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PatternParserTests.singleCharWildcard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PatternParserTests.partialCapturing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athPatternParserTests.bad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thPatternParserTests.toString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hPatternParserTests.matchAndExtract( PathPattern pp , String 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ParserTests.patternPropertyGetLengthTest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thPatternParserTests.checkError( String pattern , PatternMessage expectedMessage , String ... expectedInser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PatternParserTests.assertPathElements( PathPattern p , Class &lt; ? extends PathElement &gt; ... sectionClasse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thPatternParserTests.illegalCapturePatter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PathPatternParserTests.equalsAndHashc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